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AwareMessageResources.getMessage( Locale locale , String key , Object args [ ]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xpressionAwareMessageResources.setFormBean( Object form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AwareMessageResources.ExpressionAwareMessageResources( Object formBean , HttpServletRequest reques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ressionAwareMessageResources.ExpressionAwareMessageResources( MessageResources delegate , Object formBean , HttpServletRequest reques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ressionAwareMessageResources.getMessage( Locale locale ,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pressionAwareMessageResources.update( MessageResources resources , Object form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